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9">
            <text:p>9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1-24_09-32-12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1-24_02-00-41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office:value-type="string">
            <text:p>2022-11-24_17-57-54_000.jpg</text:p>
          </table:table-cell>
          <table:table-cell table:style-name="ce27" office:value-type="string">
            <text:p>:m #*# / memo:other(m:other) / topic=習字, about=~,other=~,id=~,content=組r;成r;電r;性r;離r;能r;積;野;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1-24_09-32-20_000.jpg</text:p>
          </table:table-cell>
          <table:table-cell table:style-name="ce20" office:value-type="string">
            <text:p>:m 記録 / お酒：飲んだ量</text:p>
          </table:table-cell>
          <table:table-cell table:style-name="ce20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1-23_20-57-16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 office:value-type="string">
            <text:p>2022-11-24_13-39-28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1-24_12-46-32_000.jpg</text:p>
          </table:table-cell>
          <table:table-cell table:style-name="ce27" office:value-type="string">
            <text:p>:m RES #*# / free# JVEMV6 83#_40:1 / 83. chemistry / topics=無機化学,w=ニッケル；テトラカルボニルニッケル,s=~,i=~,other=memo+,doc=r-1-1~1.2:f-13.2#R.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RES #*# / free# JVEMV6 83#_40:1 / 83. chemistry / topics=無機化学,w=ニッケル；テトラカルボニルニッケル,s=~,i=~,other=memo+,doc=r-1-1~1.2:f-13.2#R.2">
            <text:p>:m RES #*# / free# JVEMV6 83#_40:1 / 83. chemistry / topics=無機化学,w=ニッケル；テトラカルボニルニッケル,s=~,i=~,other=memo+,doc=r-1-1~1.2:f-13.2#R.2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1-24_17-57-35_000.jpg</text:p>
          </table:table-cell>
          <table:table-cell table:style-name="ce27" office:value-type="string">
            <text:p>:m RES #*# / free# JVEMV6 82#_3:1 / 82. math-research / topics=複素解析,w=除法,s=~,i=~,doc=r-1-2~1.1#1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RES #*# / free# JVEMV6 82#_3:1 / 82. math-research / topics=複素解析,w=除法,s=~,i=~,doc=r-1-2~1.1#1,other=~">
            <text:p>:m RES #*# / free# JVEMV6 82#_3:1 / 82. math-research / topics=複素解析,w=除法,s=~,i=~,doc=r-1-2~1.1#1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2-11-24_19-00-01_000.jpg</text:p>
          </table:table-cell>
          <table:table-cell table:style-name="ce20" office:value-type="string">
            <text:p>:m :篠笛,shinobue #*# / session-memo:session-1 / 1#1 / p.1:genre=res,for=scale,key=h-7(Af);h-4(Ef),session=hour-~,musescore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:篠笛,shinobue #*# / session-memo:session-1 / 1#1 / p.1:genre=res,for=scale,key=h-7(Af);h-4(Ef),session=hour-~,musescore=~">
            <text:p>:m :篠笛,shinobue #*# / session-memo:session-1 / 1#1 / p.1:genre=res,for=scale,key=h-7(Af);h-4(Ef),session=hour-~,musescore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5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3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4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4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3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0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9:Sheet1.C274" table:on-update-keep-styles="true" table:on-update-keep-size="false"/>
        <table:database-range table:name="XXX" table:target-range-address="Sheet1.B269:Sheet1.B269" table:on-update-keep-styles="true" table:on-update-keep-size="false"/>
        <table:database-range table:name="XXX_music" table:target-range-address="Sheet1.B270:Sheet1.B27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5">2022/11/25</text:date>, <text:time>10:01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25T10:01:56.45</dc:date>
    <dc:creator>iwabuchi ken</dc:creator>
    <meta:editing-duration>P51DT5H41M36S</meta:editing-duration>
    <meta:editing-cycles>16558</meta:editing-cycles>
    <meta:document-statistic meta:table-count="2" meta:cell-count="914" meta:object-count="0"/>
    <meta:user-defined meta:name="qrichtext">1</meta:user-defined>
  </office:meta>
</office:document-meta>
</file>